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e960" officeooo:paragraph-rsid="000fe960"/>
    </style:style>
    <style:style style:name="P2" style:family="paragraph" style:parent-style-name="Standard">
      <style:text-properties officeooo:rsid="000fe960" officeooo:paragraph-rsid="0011746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7463" style:font-weight-asian="bold" style:font-weight-complex="bold"/>
    </style:style>
    <style:style style:name="T3" style:family="text">
      <style:text-properties officeooo:rsid="001174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itive Variables</text:p>
      <text:p text:style-name="P1"><text:tab/>integer</text:p>
      <text:p text:style-name="P1"><text:tab/>real</text:p>
      <text:p text:style-name="P1"><text:tab/>string</text:p>
      <text:p text:style-name="P1"><text:tab/><text:span text:style-name="T3">list</text:span></text:p>
      <text:p text:style-name="P1"><text:tab/><text:span text:style-name="T3">pattern</text:span></text:p>
      <text:p text:style-name="P1"><text:tab/>&amp;null</text:p>
      <text:p text:style-name="P1"/>
      <text:p text:style-name="P1">Primitive Variable Built-in Functions:</text:p>
      <text:p text:style-name="P1"><text:tab/><text:span text:style-name="T3">Universal built-in functions:</text:span></text:p>
      <text:p text:style-name="P1"><text:tab/><text:tab/><text:span text:style-name="T1">type()</text:span> - returns the data type presently held in the variable</text:p>
      <text:p text:style-name="P1"><text:tab/><text:tab/><text:span text:style-name="T1">subject()</text:span> - returns the contents of the data stored in the variable in a list format.</text:p>
      <text:p text:style-name="P1"><text:tab/><text:span text:style-name="T3">Integer built-in functions:</text:span></text:p>
      <text:p text:style-name="P1"><text:tab/><text:span text:style-name="T3">real built-in functions:</text:span></text:p>
      <text:p text:style-name="P1"><text:tab/><text:span text:style-name="T3">string built-in functions:</text:span></text:p>
      <text:p text:style-name="P1"><text:tab/><text:tab/><text:span text:style-name="T2">index()</text:span><text:span text:style-name="T3"> - returns the current index location.</text:span></text:p>
      <text:p text:style-name="P1"><text:tab/><text:tab/><text:span text:style-name="T2">reset()</text:span><text:span text:style-name="T3"> - sets the index location to the beginning of the string</text:span></text:p>
      <text:p text:style-name="P2"><text:tab/><text:span text:style-name="T3">list built-in functions:</text:span></text:p>
      <text:p text:style-name="P2"><text:tab/><text:tab/><text:span text:style-name="T3">index() - returns the current index location.</text:span></text:p>
      <text:p text:style-name="P2"><text:tab/><text:tab/><text:span text:style-name="T3">reset() - sets the index location to the beginning of the list</text:span></text:p>
      <text:p text:style-name="P2"><text:span text:style-name="T3"><text:tab/>pattern built-in functions:</text:span><text:tab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15:14:29.130000000</meta:creation-date>
    <meta:generator>LibreOffice/6.3.2.2$Windows_X86_64 LibreOffice_project/98b30e735bda24bc04ab42594c85f7fd8be07b9c</meta:generator>
    <dc:date>2020-05-28T15:53:47.440000000</dc:date>
    <meta:editing-duration>PT17M9S</meta:editing-duration>
    <meta:editing-cycles>1</meta:editing-cycles>
    <meta:document-statistic meta:table-count="0" meta:image-count="0" meta:object-count="0" meta:page-count="1" meta:paragraph-count="20" meta:word-count="95" meta:character-count="634" meta:non-whitespace-character-count="534"/>
  </office:meta>
</office:document-meta>
</file>